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eisure=hobbies</text:p>
      <text:p text:style-name="Standard">afterwards = then</text:p>
      <text:p text:style-name="Standard">a trunk : une malle</text:p>
      <text:p text:style-name="Standard">convenience : commodité</text:p>
      <text:p text:style-name="Standard">remote : à distance</text:p>
      <text:p text:style-name="Standard">incur : encourir</text:p>
      <text:p text:style-name="Standard">a policy : une assurance</text:p>
      <text:p text:style-name="Standard"/>
      <text:p text:style-name="Standard"/>
      <text:p text:style-name="Standard"/>
      <text:p text:style-name="Standard"/>
      <text:p text:style-name="Standard"/>
      <text:p text:style-name="Standard">Correction BTS blanc n°1</text:p>
      <text:p text:style-name="Standard"/>
      <text:p text:style-name="Standard">Synthèse</text:p>
      <text:p text:style-name="Standard">1. Introduction</text:p>
      <text:p text:style-name="Standard"><text:tab/>- Source</text:p>
      <text:p text:style-name="Standard"><text:tab/>- Date</text:p>
      <text:p text:style-name="Standard"><text:tab/>- Thème</text:p>
      <text:p text:style-name="Standard"/>
      <text:p text:style-name="Standard">2. Développement</text:p>
      <text:p text:style-name="Standard"/>
      <text:p text:style-name="Standard">3. Conclusion</text:p>
      <text:p text:style-name="Standard"><text:tab/>- Conclusion du texte</text:p>
      <text:p text:style-name="Standard"><text:tab/>- <text:s/>Ouverture</text:p>
      <text:p text:style-name="Standard"/>
      <text:p text:style-name="Standard"/>
      <text:p text:style-name="Standard">Expression écrite</text:p>
      <text:p text:style-name="Standard">1. Respecter la forme</text:p>
      <text:p text:style-name="Standard"/>
      <text:p text:style-name="Standard"/>
      <text:p text:style-name="Standard">=&gt; Yours faithfully</text:p>
      <text:p text:style-name="Standard">=&gt; Yours Sincerely</text:p>
      <text:p text:style-name="Standard"/>
      <text:p text:style-name="Standard"><text:s/></text:p>
      <text:p text:style-name="Standard">To access sg</text:p>
      <text:p text:style-name="Standard">To have access to sg</text:p>
      <text:p text:style-name="Standard"/>
      <text:p text:style-name="Standard">drawbacks =/= advantages</text:p>
      <text:p text:style-name="Standard"/>
      <text:p text:style-name="Standard"/>
      <text:p text:style-name="Standard"/>
      <text:p text:style-name="Standard"/>
      <text:p text:style-name="Standard"/>
      <text:p text:style-name="Standard">Correction compte rendu :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8T08:09:11.77</meta:creation-date>
    <dc:date>2014-01-08T12:55:26.70</dc:date>
    <meta:editing-duration>PT5H2M6S</meta:editing-duration>
    <meta:editing-cycles>3</meta:editing-cycles>
    <meta:generator>OpenOffice/4.0.0$Win32 OpenOffice.org_project/400m3$Build-9702</meta:generator>
    <meta:document-statistic meta:table-count="0" meta:image-count="0" meta:object-count="0" meta:page-count="1" meta:paragraph-count="26" meta:word-count="74" meta:character-count="425"/>
  </office:meta>
</office:document-meta>
</file>